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832d" officeooo:paragraph-rsid="0000832d"/>
    </style:style>
    <style:style style:name="P2" style:family="paragraph" style:parent-style-name="Standard">
      <style:text-properties officeooo:rsid="0000832d" officeooo:paragraph-rsid="00013a3a"/>
    </style:style>
    <style:style style:name="P3" style:family="paragraph" style:parent-style-name="Standard">
      <style:text-properties officeooo:rsid="0000832d" officeooo:paragraph-rsid="0002617b"/>
    </style:style>
    <style:style style:name="P4" style:family="paragraph" style:parent-style-name="Standard">
      <style:text-properties officeooo:rsid="0000832d" officeooo:paragraph-rsid="0003de8e"/>
    </style:style>
    <style:style style:name="P5" style:family="paragraph" style:parent-style-name="Standard">
      <style:text-properties officeooo:rsid="00013a3a" officeooo:paragraph-rsid="00013a3a"/>
    </style:style>
    <style:style style:name="P6" style:family="paragraph" style:parent-style-name="Standard">
      <style:text-properties officeooo:rsid="00013a3a" officeooo:paragraph-rsid="0002617b"/>
    </style:style>
    <style:style style:name="P7" style:family="paragraph" style:parent-style-name="Standard">
      <style:text-properties officeooo:rsid="00013a3a" officeooo:paragraph-rsid="0003de8e"/>
    </style:style>
    <style:style style:name="P8" style:family="paragraph" style:parent-style-name="Standard">
      <style:text-properties fo:font-weight="bold" officeooo:rsid="00013a3a" officeooo:paragraph-rsid="00013a3a" style:font-weight-asian="bold" style:font-weight-complex="bold"/>
    </style:style>
    <style:style style:name="P9" style:family="paragraph" style:parent-style-name="Standard">
      <style:text-properties fo:font-weight="bold" officeooo:rsid="00013a3a" officeooo:paragraph-rsid="0002617b" style:font-weight-asian="bold" style:font-weight-complex="bold"/>
    </style:style>
    <style:style style:name="P10" style:family="paragraph" style:parent-style-name="Standard">
      <style:text-properties fo:font-weight="bold" officeooo:rsid="00013a3a" officeooo:paragraph-rsid="0003de8e" style:font-weight-asian="bold" style:font-weight-complex="bold"/>
    </style:style>
    <style:style style:name="P11" style:family="paragraph" style:parent-style-name="Standard">
      <style:text-properties fo:font-weight="bold" officeooo:rsid="0000832d" officeooo:paragraph-rsid="0000832d" style:font-weight-asian="bold" style:font-weight-complex="bold"/>
    </style:style>
    <style:style style:name="P12" style:family="paragraph" style:parent-style-name="Standard">
      <style:text-properties fo:font-weight="bold" officeooo:rsid="0000832d" officeooo:paragraph-rsid="00013a3a" style:font-weight-asian="bold" style:font-weight-complex="bold"/>
    </style:style>
    <style:style style:name="P13" style:family="paragraph" style:parent-style-name="Standard">
      <style:text-properties fo:font-weight="bold" officeooo:rsid="0000832d" officeooo:paragraph-rsid="0002617b" style:font-weight-asian="bold" style:font-weight-complex="bold"/>
    </style:style>
    <style:style style:name="P14" style:family="paragraph" style:parent-style-name="Standard">
      <style:text-properties fo:font-weight="bold" officeooo:rsid="0000832d" officeooo:paragraph-rsid="0003de8e" style:font-weight-asian="bold" style:font-weight-complex="bold"/>
    </style:style>
    <style:style style:name="P15" style:family="paragraph" style:parent-style-name="Standard">
      <style:text-properties fo:font-weight="normal" officeooo:rsid="00013a3a" officeooo:paragraph-rsid="00013a3a" style:font-weight-asian="normal" style:font-weight-complex="normal"/>
    </style:style>
    <style:style style:name="P16" style:family="paragraph" style:parent-style-name="Standard">
      <style:text-properties fo:font-weight="normal" officeooo:rsid="00013a3a" officeooo:paragraph-rsid="0002617b" style:font-weight-asian="normal" style:font-weight-complex="normal"/>
    </style:style>
    <style:style style:name="P17" style:family="paragraph" style:parent-style-name="Standard">
      <style:text-properties fo:font-weight="normal" officeooo:rsid="00013a3a" officeooo:paragraph-rsid="0003de8e" style:font-weight-asian="normal" style:font-weight-complex="normal"/>
    </style:style>
    <style:style style:name="P18" style:family="paragraph" style:parent-style-name="Standard">
      <style:text-properties officeooo:rsid="0002617b" officeooo:paragraph-rsid="00013a3a"/>
    </style:style>
    <style:style style:name="P19" style:family="paragraph" style:parent-style-name="Standard">
      <style:text-properties officeooo:rsid="0002617b" officeooo:paragraph-rsid="0002617b"/>
    </style:style>
    <style:style style:name="P20" style:family="paragraph" style:parent-style-name="Standard">
      <style:text-properties officeooo:rsid="0003de8e" officeooo:paragraph-rsid="0003de8e"/>
    </style:style>
    <style:style style:name="T1" style:family="text">
      <style:text-properties officeooo:rsid="00013a3a"/>
    </style:style>
    <style:style style:name="T2" style:family="text">
      <style:text-properties officeooo:rsid="0002617b"/>
    </style:style>
    <style:style style:name="T3" style:family="text">
      <style:text-properties officeooo:rsid="0003de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1:</text:p>
      <text:p text:style-name="P1">Purpose:</text:p>
      <text:p text:style-name="P1">To test the loading of S1 records.</text:p>
      <text:p text:style-name="P1"/>
      <text:p text:style-name="P11">Input:</text:p>
      <text:p text:style-name="P1">S1111000006C0158A14550248940FC23085C73</text:p>
      <text:p text:style-name="P1"/>
      <text:p text:style-name="P11">Expected output:</text:p>
      <text:p text:style-name="P1"/>
      <text:p text:style-name="P5">Starting address is printed, Message reading “Data Loaded Correctly” displaye<text:span text:style-name="T2">d</text:span> on the terminal.</text:p>
      <text:p text:style-name="P1"/>
      <text:p text:style-name="P8">Actual Output:</text:p>
      <text:p text:style-name="P5"/>
      <text:p text:style-name="P5">Starting Address: 1000</text:p>
      <text:p text:style-name="P5"/>
      <text:p text:style-name="P5">Data Loaded Correctly</text:p>
      <text:p text:style-name="P5"/>
      <text:p text:style-name="P8">Result: </text:p>
      <text:p text:style-name="P15">PASSED</text:p>
      <text:p text:style-name="P15"/>
      <text:p text:style-name="P12">T<text:span text:style-name="T1">2</text:span>:</text:p>
      <text:p text:style-name="P2">Purpose:</text:p>
      <text:p text:style-name="P2">To test the <text:span text:style-name="T1">dumping of memory to the terminal</text:span></text:p>
      <text:p text:style-name="P2"/>
      <text:p text:style-name="P12">Input:</text:p>
      <text:p text:style-name="P2">S1111000006C0158A14550248940FC23085C73</text:p>
      <text:p text:style-name="P2"/>
      <text:p text:style-name="P12">Expected output:</text:p>
      <text:p text:style-name="P5">The starting address of 1000 printed followed by:</text:p>
      <text:p text:style-name="P5"/>
      <text:p text:style-name="P5">1000 00 6C 01 58 A1 45 50 24 89 40 FC 23 08 5C 00 00</text:p>
      <text:p text:style-name="P18"><text:s/></text:p>
      <text:p text:style-name="P19">Followed by one space and the ASCII equivalent for each byte printed beside it as seen below:</text:p>
      <text:p text:style-name="P19"/>
      <text:p text:style-name="P19">.l.X.EP$.@.#.\..</text:p>
      <text:p text:style-name="P2"/>
      <text:p text:style-name="P2"/>
      <text:p text:style-name="P8">Actual Output:</text:p>
      <text:p text:style-name="P5"/>
      <text:p text:style-name="P5">1000 00 6C 01 58 A1 45 50 24 89 40 FC 23 08 5C 00 00 .l.X.EP$.@.#.\..</text:p>
      <text:p text:style-name="P5"/>
      <text:p text:style-name="P8">Result: </text:p>
      <text:p text:style-name="P15">PASSED</text:p>
      <text:p text:style-name="P15"/>
      <text:p text:style-name="P15"/>
      <text:p text:style-name="P15"/>
      <text:p text:style-name="P15"/>
      <text:p text:style-name="P15"/>
      <text:p text:style-name="P15"/>
      <text:p text:style-name="P13"><text:soft-page-break/>T<text:span text:style-name="T2">3</text:span>:</text:p>
      <text:p text:style-name="P3">Purpose:</text:p>
      <text:p text:style-name="P3">To test the <text:span text:style-name="T2">file name being printed to the terminal when an S0 record is included</text:span></text:p>
      <text:p text:style-name="P3"/>
      <text:p text:style-name="P13">Input:</text:p>
      <text:p text:style-name="P3">S009000041322E61736D14</text:p>
      <text:p text:style-name="P3"/>
      <text:p text:style-name="P13">Expected output:</text:p>
      <text:p text:style-name="P6"><text:span text:style-name="T2">The name of the file is displayed on the terminal (A2.asm),st</text:span>arting address is printed, Message reading “Data Loaded Correctly” displaye<text:span text:style-name="T2">d</text:span> on the terminal.</text:p>
      <text:p text:style-name="P3"/>
      <text:p text:style-name="P3"/>
      <text:p text:style-name="P9">Actual Output:</text:p>
      <text:p text:style-name="P6"/>
      <text:p text:style-name="P6">A2.asm</text:p>
      <text:p text:style-name="P6">Starting Address: 0000</text:p>
      <text:p text:style-name="P6"/>
      <text:p text:style-name="P6">Data Loaded Correctly</text:p>
      <text:p text:style-name="P6"/>
      <text:p text:style-name="P9">Result: </text:p>
      <text:p text:style-name="P16">PASSED</text:p>
      <text:p text:style-name="P15"/>
      <text:p text:style-name="P13">T<text:span text:style-name="T2">4</text:span>:</text:p>
      <text:p text:style-name="P3">Purpose:</text:p>
      <text:p text:style-name="P3">To test the <text:span text:style-name="T2">loading of S9 records </text:span></text:p>
      <text:p text:style-name="P3"/>
      <text:p text:style-name="P13">Input:</text:p>
      <text:p text:style-name="P3">S<text:span text:style-name="T2">90380007C</text:span></text:p>
      <text:p text:style-name="P3"/>
      <text:p text:style-name="P13">Expected output:</text:p>
      <text:p text:style-name="P7">Starting address is printed, Message reading “Data Loaded Correctly” displaye<text:span text:style-name="T2">d</text:span> on the terminal.</text:p>
      <text:p text:style-name="P3"/>
      <text:p text:style-name="P3"/>
      <text:p text:style-name="P9">Actual Output:</text:p>
      <text:p text:style-name="P6"/>
      <text:p text:style-name="P6">Starting Address: 8000</text:p>
      <text:p text:style-name="P6">Data Loaded Correctly</text:p>
      <text:p text:style-name="P6"/>
      <text:p text:style-name="P9">Result: </text:p>
      <text:p text:style-name="P16">PASSED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T<text:span text:style-name="T3">5</text:span>:</text:p>
      <text:p text:style-name="P4">Purpose:</text:p>
      <text:p text:style-name="P4">To test the <text:span text:style-name="T3">error checking for invalid s records.</text:span></text:p>
      <text:p text:style-name="P4"/>
      <text:p text:style-name="P14">Input:</text:p>
      <text:p text:style-name="P4">S1111000006C0158A1455073</text:p>
      <text:p text:style-name="P4"/>
      <text:p text:style-name="P14">Expected output:</text:p>
      <text:p text:style-name="P20">Message displayed to terminal “INVALID S RECORD”</text:p>
      <text:p text:style-name="P4"/>
      <text:p text:style-name="P4"/>
      <text:p text:style-name="P10">Actual Output:</text:p>
      <text:p text:style-name="P7"/>
      <text:p text:style-name="P7">INVALID S RECORD</text:p>
      <text:p text:style-name="P7"/>
      <text:p text:style-name="P10">Result: </text:p>
      <text:p text:style-name="P17">PASSED</text:p>
      <text:p text:style-name="P15"/>
      <text:p text:style-name="P15"/>
      <text:p text:style-name="P1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23:13:46.758255425</meta:creation-date>
    <dc:date>2020-06-26T01:36:25.403087879</dc:date>
    <meta:editing-duration>PT21M18S</meta:editing-duration>
    <meta:editing-cycles>1</meta:editing-cycles>
    <meta:document-statistic meta:table-count="0" meta:image-count="0" meta:object-count="0" meta:page-count="3" meta:paragraph-count="63" meta:word-count="237" meta:character-count="1503" meta:non-whitespace-character-count="1321"/>
    <meta:generator>LibreOffice/6.0.7.3$Linux_X86_64 LibreOffice_project/00m0$Build-3</meta:generator>
  </office:meta>
</office:document-meta>
</file>